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618in" svg:y="0in">
            <draw:object draw:notify-on-update-of-ranges="Sheet1.A4:Sheet1.A23 Sheet1.B4:Sheet1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5.1165in" svg:y="3.6606in">
            <draw:object draw:notify-on-update-of-ranges="Sheet1.A4:Sheet1.A23 Sheet1.E4:Sheet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loyd</text:p>
          </table:table-cell>
          <table:table-cell table:number-columns-repeated="2"/>
          <table:table-cell office:value-type="string" calcext:value-type="string">
            <text:p>deikstra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.0002" calcext:value-type="float">
            <text:p>0.00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6" calcext:value-type="float">
            <text:p>0.00006</text:p>
          </table:table-cell>
          <table:table-cell table:number-columns-repeated="8"/>
          <table:table-cell>
            <draw:frame draw:z-index="1" draw:style-name="gr1" draw:text-style-name="P1" svg:width="6.2988in" svg:height="3.5429in" svg:x="0.5311in" svg:y="0.0059in">
              <draw:object draw:notify-on-update-of-ranges="Sheet1.A4:Sheet1.A23 Sheet1.B4:Sheet1.B23 Sheet1.D4:Sheet1.D23 Sheet1.E4:Sheet1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16" calcext:value-type="float">
            <text:p>0.0001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28" calcext:value-type="float">
            <text:p>0.0002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9" calcext:value-type="float">
            <text:p>0.01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46" calcext:value-type="float">
            <text:p>0.0004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05" calcext:value-type="float">
            <text:p>0.02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2" calcext:value-type="float">
            <text:p>0.0007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94" calcext:value-type="float">
            <text:p>0.0009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34" calcext:value-type="float">
            <text:p>0.053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128" calcext:value-type="float">
            <text:p>0.0012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09" calcext:value-type="float">
            <text:p>0.08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162" calcext:value-type="float">
            <text:p>0.0016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134" calcext:value-type="float">
            <text:p>0.113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204" calcext:value-type="float">
            <text:p>0.0020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37" calcext:value-type="float">
            <text:p>0.15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25" calcext:value-type="float">
            <text:p>0.002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076" calcext:value-type="float">
            <text:p>0.20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298" calcext:value-type="float">
            <text:p>0.0029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76" calcext:value-type="float">
            <text:p>0.0037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63" calcext:value-type="float">
            <text:p>0.33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408" calcext:value-type="float">
            <text:p>0.0040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057" calcext:value-type="float">
            <text:p>0.405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472" calcext:value-type="float">
            <text:p>0.0047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24" calcext:value-type="float">
            <text:p>0.50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542" calcext:value-type="float">
            <text:p>0.0054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36" calcext:value-type="float">
            <text:p>0.603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608" calcext:value-type="float">
            <text:p>0.00608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299" calcext:value-type="float">
            <text:p>0.72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702" calcext:value-type="float">
            <text:p>0.0070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573" calcext:value-type="float">
            <text:p>0.857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772" calcext:value-type="float">
            <text:p>0.0077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56" calcext:value-type="float">
            <text:p>1.005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852" calcext:value-type="float">
            <text:p>0.0085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26" calcext:value-type="float">
            <text:p>1.15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968" calcext:value-type="float">
            <text:p>0.00968</text:p>
          </table:table-cell>
          <table:table-cell table:number-columns-repeated="9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HeavyData Nerd Font" svg:font-family="'HeavyData Nerd Font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eavyData Nerd Font" style:font-size-asian="10pt" style:language-asian="zh" style:country-asian="CN" style:font-name-complex="HeavyData Nerd 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HeavyData Nerd Font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8T16:47:31.066981440</meta:creation-date>
    <dc:date>2023-06-18T23:53:01.703000000</dc:date>
    <meta:editing-duration>PT3H59M8S</meta:editing-duration>
    <meta:editing-cycles>4</meta:editing-cycles>
    <meta:generator>LibreOffice/7.3.2.2$Windows_x86 LibreOffice_project/49f2b1bff42cfccbd8f788c8dc32c1c309559be0</meta:generator>
    <meta:document-statistic meta:table-count="1" meta:cell-count="83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59cm" svg:y="0.315cm" chart:style-name="ch2">
          <text:p>Зависимость времени нахождения кратчайшего пути от кол-ва вершин графика</text:p>
        </chart:title>
        <chart:legend chart:legend-position="end" svg:x="13.571cm" svg:y="4.201cm" style:legend-expansion="high" chart:style-name="ch3"/>
        <chart:plot-area chart:style-name="ch4" table:cell-range-address="Sheet1.A4:Sheet1.B23" chart:data-source-has-labels="row" svg:x="1.331cm" svg:y="1.778cm" svg:width="11.92cm" svg:height="6.061cm">
          <chart:coordinate-region svg:x="2.058cm" svg:y="1.978cm" svg:width="10.914cm" svg:height="5.214cm"/>
          <chart:axis chart:dimension="x" chart:name="primary-x" chart:style-name="ch5">
            <chart:title svg:x="6.109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492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4:Sheet1.B23" loext:label-string="флойд" chart:class="chart:scatter">
            <chart:domain table:cell-range-address="Sheet1.A4:Sheet1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флойд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9">
                <text:p>0.0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9">
                <text:p>0.0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34">
                <text:p>0.1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37">
                <text:p>0.15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2076">
                <text:p>0.2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675">
                <text:p>0.2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57">
                <text:p>0.4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24">
                <text:p>0.5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299">
                <text:p>0.7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3">
                <text:p>0.85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056">
                <text:p>1.0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26">
                <text:p>1.1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59cm" svg:y="0.315cm" chart:style-name="ch2">
          <text:p>Зависимость времени нахождения кратчайшего пути от кол-ва вершин графика</text:p>
        </chart:title>
        <chart:legend chart:legend-position="end" svg:x="13.201cm" svg:y="4.201cm" style:legend-expansion="high" chart:style-name="ch3"/>
        <chart:plot-area chart:style-name="ch4" table:cell-range-address="Sheet1.A4:Sheet1.A23 Sheet1.E4:Sheet1.E23" chart:data-source-has-labels="row" svg:x="1.331cm" svg:y="1.778cm" svg:width="11.55cm" svg:height="6.061cm">
          <chart:coordinate-region svg:x="2.429cm" svg:y="1.977cm" svg:width="10.172cm" svg:height="5.215cm"/>
          <chart:axis chart:dimension="x" chart:name="primary-x" chart:style-name="ch5">
            <chart:title svg:x="5.924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492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E4:Sheet1.E23" loext:label-string="дейкстра" chart:class="chart:scatter">
            <chart:domain table:cell-range-address="Sheet1.A4:Sheet1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дейкстр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06">
                <text:p>0.00006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608">
                <text:p>0.00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00772">
                <text:p>0.0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.00968">
                <text:p>0.00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47cm" svg:y="0.316cm" chart:style-name="ch2">
          <text:p>Сравнение двух алгоритмов поиска кратчайшего пути</text:p>
        </chart:title>
        <chart:legend chart:legend-position="end" svg:x="13.201cm" svg:y="3.952cm" style:legend-expansion="high" chart:style-name="ch3"/>
        <chart:plot-area chart:style-name="ch4" table:cell-range-address="Sheet1.A4:Sheet1.B23 Sheet1.E4:Sheet1.E23" chart:data-source-has-labels="row" svg:x="1.331cm" svg:y="1.275cm" svg:width="11.55cm" svg:height="6.564cm">
          <chart:coordinate-region svg:x="2.058cm" svg:y="1.475cm" svg:width="10.543cm" svg:height="5.717cm"/>
          <chart:axis chart:dimension="x" chart:name="primary-x" chart:style-name="ch5">
            <chart:title svg:x="5.924cm" svg:y="8.019cm" chart:style-name="ch6">
              <text:p>Кол-во вершин</text:p>
            </chart:title>
          </chart:axis>
          <chart:axis chart:dimension="y" chart:name="primary-y" chart:style-name="ch7">
            <chart:title svg:x="0.451cm" svg:y="6.241cm" chart:style-name="ch8">
              <text:p>Время, микросекунды</text:p>
            </chart:title>
            <chart:grid chart:style-name="ch9" chart:class="major"/>
          </chart:axis>
          <chart:series chart:style-name="ch10" chart:values-cell-range-address="Sheet1.B4:Sheet1.B23" loext:label-string="флойд" chart:class="chart:scatter">
            <chart:domain table:cell-range-address="Sheet1.A4:Sheet1.A23"/>
            <chart:data-point chart:repeated="20"/>
          </chart:series>
          <chart:series chart:style-name="ch11" chart:values-cell-range-address="Sheet1.E4:Sheet1.E23" loext:label-string="дейкстра" chart:class="chart:scatter">
            <chart:domain table:cell-range-address="Sheet1.D4:Sheet1.D23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флойд</text:p>
              </table:table-cell>
              <table:table-cell office:value-type="string">
                <text:p>Column D</text:p>
              </table:table-cell>
              <table:table-cell office:value-type="string">
                <text:p>дейкстр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4:Sheet1.A23</svg:desc>
                </draw:g>
              </table:table-cell>
              <table:table-cell office:value-type="float" office:value="0.0002">
                <text:p>0.0002</text:p>
                <draw:g>
                  <svg:desc>Sheet1.B4:Sheet1.B23</svg:desc>
                </draw:g>
              </table:table-cell>
              <table:table-cell office:value-type="float" office:value="5">
                <text:p>5</text:p>
                <draw:g>
                  <svg:desc>Sheet1.D4:Sheet1.D23</svg:desc>
                </draw:g>
              </table:table-cell>
              <table:table-cell office:value-type="float" office:value="0.00006">
                <text:p>0.00006</text:p>
                <draw:g>
                  <svg:desc>Sheet1.E4:Sheet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4">
                <text:p>0.0014</text:p>
              </table:table-cell>
              <table:table-cell office:value-type="float" office:value="10">
                <text:p>10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0047">
                <text:p>0.0047</text:p>
              </table:table-cell>
              <table:table-cell office:value-type="float" office:value="15">
                <text:p>15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109">
                <text:p>0.0109</text:p>
              </table:table-cell>
              <table:table-cell office:value-type="float" office:value="20">
                <text:p>2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205">
                <text:p>0.0205</text:p>
              </table:table-cell>
              <table:table-cell office:value-type="float" office:value="25">
                <text:p>25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348">
                <text:p>0.0348</text:p>
              </table:table-cell>
              <table:table-cell office:value-type="float" office:value="30">
                <text:p>30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534">
                <text:p>0.0534</text:p>
              </table:table-cell>
              <table:table-cell office:value-type="float" office:value="35">
                <text:p>35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0809">
                <text:p>0.0809</text:p>
              </table:table-cell>
              <table:table-cell office:value-type="float" office:value="40">
                <text:p>40</text:p>
              </table:table-cell>
              <table:table-cell office:value-type="float" office:value="0.00162">
                <text:p>0.0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1134">
                <text:p>0.1134</text:p>
              </table:table-cell>
              <table:table-cell office:value-type="float" office:value="45">
                <text:p>4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1537">
                <text:p>0.1537</text:p>
              </table:table-cell>
              <table:table-cell office:value-type="float" office:value="50">
                <text:p>50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2076">
                <text:p>0.2076</text:p>
              </table:table-cell>
              <table:table-cell office:value-type="float" office:value="55">
                <text:p>55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675">
                <text:p>0.2675</text:p>
              </table:table-cell>
              <table:table-cell office:value-type="float" office:value="60">
                <text:p>60</text:p>
              </table:table-cell>
              <table:table-cell office:value-type="float" office:value="0.00376">
                <text:p>0.00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.3363">
                <text:p>0.3363</text:p>
              </table:table-cell>
              <table:table-cell office:value-type="float" office:value="65">
                <text:p>65</text:p>
              </table:table-cell>
              <table:table-cell office:value-type="float" office:value="0.00408">
                <text:p>0.00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4057">
                <text:p>0.4057</text:p>
              </table:table-cell>
              <table:table-cell office:value-type="float" office:value="70">
                <text:p>70</text:p>
              </table:table-cell>
              <table:table-cell office:value-type="float" office:value="0.00472">
                <text:p>0.00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.5024">
                <text:p>0.5024</text:p>
              </table:table-cell>
              <table:table-cell office:value-type="float" office:value="75">
                <text:p>75</text:p>
              </table:table-cell>
              <table:table-cell office:value-type="float" office:value="0.00542">
                <text:p>0.0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6036">
                <text:p>0.6036</text:p>
              </table:table-cell>
              <table:table-cell office:value-type="float" office:value="80">
                <text:p>80</text:p>
              </table:table-cell>
              <table:table-cell office:value-type="float" office:value="0.00608">
                <text:p>0.006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.7299">
                <text:p>0.7299</text:p>
              </table:table-cell>
              <table:table-cell office:value-type="float" office:value="85">
                <text:p>85</text:p>
              </table:table-cell>
              <table:table-cell office:value-type="float" office:value="0.00702">
                <text:p>0.007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.8573">
                <text:p>0.8573</text:p>
              </table:table-cell>
              <table:table-cell office:value-type="float" office:value="90">
                <text:p>90</text:p>
              </table:table-cell>
              <table:table-cell office:value-type="float" office:value="0.00772">
                <text:p>0.0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1.0056">
                <text:p>1.0056</text:p>
              </table:table-cell>
              <table:table-cell office:value-type="float" office:value="95">
                <text:p>95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.1526">
                <text:p>1.1526</text:p>
              </table:table-cell>
              <table:table-cell office:value-type="float" office:value="100">
                <text:p>100</text:p>
              </table:table-cell>
              <table:table-cell office:value-type="float" office:value="0.00968">
                <text:p>0.00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